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graph.Paragraph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graph.Paragraph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graph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graph.setIndent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graph.update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graph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graph.addElement( String hashcode ,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graph.Para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graph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graph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